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DF000000C3BDE5FAF6FC70F9B1.png" manifest:media-type="image/png"/>
  <manifest:file-entry manifest:full-path="Pictures/1000000000000173000000ACA517BCF433E8FEDE.png" manifest:media-type="image/png"/>
  <manifest:file-entry manifest:full-path="Pictures/10000000000000D00000017A862D2DB579B166BA.png" manifest:media-type="image/png"/>
  <manifest:file-entry manifest:full-path="Pictures/100000000000033D000000E4BCED37D3381993F8.png" manifest:media-type="image/png"/>
  <manifest:file-entry manifest:full-path="Pictures/100000000000028D0000014C0B52AF34D61D0170.png" manifest:media-type="image/png"/>
  <manifest:file-entry manifest:full-path="Pictures/10000000000002BA000000BD45353C11532F046D.png" manifest:media-type="image/png"/>
  <manifest:file-entry manifest:full-path="Pictures/10000000000002BC000001257335C40FAC52F876.png" manifest:media-type="image/png"/>
  <manifest:file-entry manifest:full-path="Pictures/1000000000000253000000D88F5A2055B3520C07.png" manifest:media-type="image/png"/>
  <manifest:file-entry manifest:full-path="Pictures/10000000000002B30000008D34A2A61F423E5823.png" manifest:media-type="image/png"/>
  <manifest:file-entry manifest:full-path="Pictures/100000000000025900000125B410C8799253034A.png" manifest:media-type="image/png"/>
  <manifest:file-entry manifest:full-path="Pictures/10000000000001F3000001054BEBF46DB0FD3658.png" manifest:media-type="image/png"/>
  <manifest:file-entry manifest:full-path="Pictures/100000000000024D000001442202907ED2E11081.png" manifest:media-type="image/png"/>
  <manifest:file-entry manifest:full-path="Pictures/100000000000024700000102A94C261E0A36BAD1.png" manifest:media-type="image/png"/>
  <manifest:file-entry manifest:full-path="Pictures/10000000000002490000010E83417780E262015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898cm" svg:height="7.75cm" svg:x="6.193cm" svg:y="4.063cm">
          <draw:image xlink:href="Pictures/100000000000025900000125B410C879925303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5.739cm" svg:height="5.713cm" svg:x="6.272cm" svg:y="0.5cm">
          <draw:image xlink:href="Pictures/1000000000000253000000D88F5A2055B3520C07.png" xlink:type="simple" xlink:show="embed" xlink:actuate="onLoad" draw:mime-type="image/png">
            <text:p/>
          </draw:image>
        </draw:frame>
        <draw:frame draw:style-name="gr1" draw:text-style-name="P1" draw:layer="layout" svg:width="15.581cm" svg:height="8.57cm" svg:x="6.304cm" svg:y="6.43cm">
          <draw:image xlink:href="Pictures/100000000000024D000001442202907ED2E110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422cm" svg:height="6.824cm" svg:x="6.218cm" svg:y="1cm">
          <draw:image xlink:href="Pictures/100000000000024700000102A94C261E0A36BAD1.png" xlink:type="simple" xlink:show="embed" xlink:actuate="onLoad" draw:mime-type="image/png">
            <text:p/>
          </draw:image>
        </draw:frame>
        <draw:frame draw:style-name="gr1" draw:text-style-name="P1" draw:layer="layout" svg:width="13.2cm" svg:height="6.903cm" svg:x="7.3cm" svg:y="8.097cm">
          <draw:image xlink:href="Pictures/10000000000001F3000001054BEBF46DB0FD36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475cm" svg:height="7.141cm" svg:x="7cm" svg:y="4cm">
          <draw:image xlink:href="Pictures/10000000000002490000010E83417780E26201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8.517cm" svg:height="7.75cm" svg:x="5.5cm" svg:y="7.25cm">
          <draw:image xlink:href="Pictures/10000000000002BC000001257335C40FAC52F876.png" xlink:type="simple" xlink:show="embed" xlink:actuate="onLoad" draw:mime-type="image/png">
            <text:p/>
          </draw:image>
        </draw:frame>
        <draw:frame draw:style-name="gr1" draw:text-style-name="P1" draw:layer="layout" svg:width="18.464cm" svg:height="4.999cm" svg:x="5.5cm" svg:y="1.501cm">
          <draw:image xlink:href="Pictures/10000000000002BA000000BD45353C11532F04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8.279cm" svg:height="3.729cm" svg:x="4.5cm" svg:y="2.771cm">
          <draw:image xlink:href="Pictures/10000000000002B30000008D34A2A61F423E5823.png" xlink:type="simple" xlink:show="embed" xlink:actuate="onLoad" draw:mime-type="image/png">
            <text:p/>
          </draw:image>
        </draw:frame>
        <draw:frame draw:style-name="gr1" draw:text-style-name="P1" draw:layer="layout" svg:width="21.93cm" svg:height="6.03cm" svg:x="2.842cm" svg:y="7.326cm">
          <draw:image xlink:href="Pictures/100000000000033D000000E4BCED37D3381993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5.501cm" svg:height="9.999cm" svg:x="12cm" svg:y="3cm">
          <draw:image xlink:href="Pictures/10000000000000D00000017A862D2DB579B166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7.274cm" svg:height="8.782cm" svg:x="4.726cm" svg:y="3.218cm">
          <draw:image xlink:href="Pictures/100000000000028D0000014C0B52AF34D61D01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3" draw:layer="layout" svg:width="9.813cm" svg:height="4.549cm" svg:x="8.687cm" svg:y="3.451cm">
          <draw:image xlink:href="Pictures/1000000000000173000000ACA517BCF433E8FEDE.png" xlink:type="simple" xlink:show="embed" xlink:actuate="onLoad" draw:mime-type="image/png">
            <text:p/>
          </draw:image>
        </draw:frame>
        <draw:frame draw:style-name="gr3" draw:text-style-name="P3" draw:layer="layout" svg:width="12.67cm" svg:height="5.157cm" svg:x="7.5cm" svg:y="9.343cm">
          <draw:image xlink:href="Pictures/10000000000001DF000000C3BDE5FAF6FC70F9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8-23T07:14:26.299687567</meta:creation-date>
    <dc:date>2022-08-24T11:26:31.034187599</dc:date>
    <meta:editing-duration>PT5H53M15S</meta:editing-duration>
    <meta:editing-cycles>2</meta:editing-cycles>
    <meta:generator>LibreOffice/7.0.4.2$Linux_X86_64 LibreOffice_project/00$Build-2</meta:generator>
    <meta:document-statistic meta:object-count="53"/>
  </office:meta>
</office:document-meta>
</file>